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6" style:family="table-cell" style:parent-style-name="Default"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75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10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15" style:family="table-cell" style:parent-style-name="Default">
      <style:text-properties fo:color="#000000"/>
    </style:style>
    <style:style style:name="ce11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 fo:color="#00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9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0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1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2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6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33" office:value-type="string" calcext:value-type="string">
            <text:p>класно потрахался с Олей. (проверяю всё ли в порядке а то пелена перед глазами)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СТУПОР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одозрения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рбиты на которых я хочу находиться (крутиться вокруг чего-то веч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ВСЁ ЧТО СТАЛО ТВОИМ (даже временно)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олны идей в головах людей и социум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подарки мн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найденно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украденно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то что стало моё потому что я не отдал это тому кому оно шло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найденное по энергиям как по гуглу (то что пришло ко мне в результате поиска этого по энергиям как по гуглу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кем я был (может ты научишься из таких же людей бабки вытаскивать, менторя их переход оттуда на твой уровень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(часть жизни): части меня (все мои части и все мои возможности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се пункты (все свои текущие повторяющиеся проблемы) одним махом… т.е. жить итерациями. Релизами жизни.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Проект: вещи которые мне в чём-то помогут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<text:span text:style-name="T5">Ресёрч: </text:span><text:span text:style-name="T15">Продюссер</text:span>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Закончить Проект: Моя жизнь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Потребност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ои повторяющиеся проблемы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Всемирные повторяющиеся проблемы тоже (типа глобал ворминга - но не уверен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ир (и его части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Закончить Проект: </text:span>Мои инструменты 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ункт: хочу стоять посреди людной улицы и нихера не делать и знать что ничего херового не произойдёт (цель – чтоб ебанутые шизофренички меня касались чтоб вылечить свои психологические ран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ЛИШКИ В МИРЕ (избытки… этот пункт исходя из ресёрча диеты и понимания что я – фильтр социум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ункт: ковыряние в носу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сё что надо ТОЛКАТЬ. (типа куда-то двигаешь а у тебя сопротивлен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дачи где надо искать самый короткий пу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грады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Физика</text:p>
          </table:table-cell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з удовлетворение голода. Секс. Не знаю. Мне похер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43"/>
        <table:table-column table:style-name="co2" table:number-columns-repeated="1023" table:default-cell-style-name="ce43"/>
        <table:table-row table:style-name="ro2">
          <table:table-cell table:style-name="ce108" office:value-type="string" calcext:value-type="string">
            <text:p>ЧТО я вижу по этому поводу в своей фаз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о что видел то и сделал. Буккейк грёбанный. Я б и в фазе так её еб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лава аллаху. Тебе блядь надо было месяц пыток и гештальта чтоб начать ебать их так как ты хоч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заеби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рахался и слава богу. Ищи дальше смыслы жизни и методы выживания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в порядк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5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43"/>
        <table:table-column table:style-name="co2" table:number-columns-repeated="1023" table:default-cell-style-name="ce43"/>
        <table:table-row table:style-name="ro2">
          <table:table-cell table:style-name="ce108" office:value-type="string" calcext:value-type="string">
            <text:p>Что я колдую?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Что затрагивает эту задачу?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39" office:value-type="string" calcext:value-type="string">
            <text:p>Моя гипотеза, почему этот вопрос важе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казать честно я колдовал сек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…….. ты мне показал что надо их тащить в кусты и пялить. Я это поня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это воспоминание жёсткого натягивания сходу в кустах… я его запомню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 но ведь классность была не от этого. А от того что ты её пригласил домой и дотраха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 уг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. А то что в <text:s/>кустах это чисто показать кто тут главный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Всё о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ож. Как я её классно натянул. Экстримально бляд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было там экстрима. Ты оценил радиус видимости и никого не бы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лучше чем дрочить в тряпочк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вытер тряпочкой лицо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блядь мысли зашкаливаю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ли гормон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уй его зна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яйцо но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знаю чего у тебя там зашкаливает но яйцо у меня заныло. Так что………. Это всё чува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налы порваны. Это навсег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заноет снова через 1-2 дня значит это требует операци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т это психология. Потому я и делаю этот анализ. Чтоб меня не сбило это с ног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собьёт. Всё нормально. Фильм посмотришь. Выходной. Отдых. Ресёрч по проекту ты сделал (стрелу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сталось его запустить. А это требует анализа видео. Так что всё оке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ты можешь сейчас сделать чтоб сделать себе хорош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цветы подари 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астоящ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а работу принеси и пусть поставит в вазу в офис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ещё лучше… ты и есть цвето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удь цветк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у т.е. … ты цвето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ей нужны не только обещания но ещё и дел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лёгк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дари ей лёгк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подарил вроде. Всемирный вопро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…………………………. это начало. Лучше подаришь после мен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лучше подарил бы после меня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ык а что сделать чтоб было хорош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ьешь помидорк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продолжи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ьел. Полегча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упер. Пойди сьеьш ещё одну. И работаем дальш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5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9" office:value-type="string" calcext:value-type="string">
            <text:p>Примеры сегодняшних коэффициенто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х3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 2014м бы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х7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на 2020й год (долго не программировал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просто выплеск эндорфинов. Всё в порядк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даже не со спермой связано а с тем что мозги (гипоталамус и т.п.) выплеснули в мозг херню говорящую “хорошая работа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 что да. Ты молодец что ты потрахался. Но научись это иметь от проект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что реально это напряжно вот так жить. Ебать чью-то жену и лить на неё сперму вёдрами но при этом не иметь дет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 х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не понравилось как она улыбнулас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мне понравилось что тебе было плевать на её внутреннее состояние. Я так живу и в фаз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да. Именно потому три толчка в кустах были классны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 отдохни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мне понравилось. Что ты взял контроль в свои руки. Хороший подход блин. Вот этот. Стрел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л половина траха это просто обьяснить доходчиво что ты хочешь трахать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 э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. Я понял. Иди дальше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ижу что я не единственны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последн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жу многих кто её еб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жу какого-то хахал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жу…….. людей которые вокруг неё постоян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жу…………… боль. Много пофигизма к её чувствам ото все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ижу что эти твои двухсекундные обьяснения как глухонемому человеку создали больше раппорта чем … 4 года общ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Ты ездил ей по ушам всю дорогу о сексе. Вот и дала. Дала. Что значит дала? Не побила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) странно всё это. Странный вопро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не побил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ди. Никто тебя не побьёт теперь никогда. Потому что ты пытаешься свести концы с концами. Бьют только тех кто их рв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_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Отмечай жирным и прощай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10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. Ну я ей написал месяц назад. Что мол стою под работой. Плач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мы три недели блин вокруг да около ходили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тут плакал блядь что детей не смогу име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хотел её. Бла бла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долго принимала тот факт что она ошиблась и что я не самозакохане чмо как её муж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хз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равила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бла бла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том мы шли общались и я дескредитировал все свои вещи которые приченили ей бол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мол я над собой работал день и ночь. И всегда думал о тебе. И даже встреч ни с кем не было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потому что я не хотел никому боль причинить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и короче. Оля, Олечка, ласковые слова, утипути, обьяснения как глухонемому свои мысли и чувства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том подумал что надо выбрать одно из многих решений (мол иначе будет ступор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подумал о ступоре как о маяке что что-то надо реш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вёл её в кусты, там взял за руку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у т.е. я продумывал каждый шаг как мог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твёл в сторонк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сказал чётко что хочу ей вдуть. Чтоб нагнулась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“нет нет, люди”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отредактировал план. Посмотрел где людям ничего не видно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твёл её на метр дальше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спустил её ретузы в оптяшку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“тык тык тык” так хорошенько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потом понял что надо снова подумать. И остановилс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том рассказал ей как мне это “пошло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мы посидели ещё подрочили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сказал ей “пошли ко мне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у т.е. я вначале продумал всё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а потом сказал “идём ко мне” и обьяснил что решаю всё (контролирую ситуацию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согласилась. Мы шли за ручку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взяла помидоры сыра и огурцов с бананами (лишнее.,я бы и на огурцы согласился, но я как-то не успел там всё обдумать – типа чуть промах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том пришли ко мне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3" office:value-type="string" calcext:value-type="string">
            <text:p>(я ей каждый раз когда видел несколько разных исходов ситуации говорил, какие варианты, и какой я хотел бы, и что делать в каждом из вариантов развития событий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том она почитала мой дневник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вначале думал “обоги” а потом подумал “нет чувак, меня это не так колбасит как раньше”. Показал ей ещё стопку дневников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ставил чайник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сказал “раздень меня”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раздела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мы легли на кровать (она в лифоне и т.п.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я начал поворачивать её раком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такая мол “что, сразу раком?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говорю “да, меня на долго не хватит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опять таки. Я подумал мол есть несколько вариантов (с презиком или без). И я опять таки это озвучил как выбор. Как задачу которую надо решить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роанализировал через глухонемой подход. Спрашиваю “с презервативом или нет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сказала “как хочешь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тогда я ещё раз через глухонемой подход всё обдумал и сказал “давай без, но если я чувствую что не могу сдержаться то одену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…………………………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она встала на карачк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я начал потихоньку ей пихать. Медленно. Вообще без давления, принуждения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аж сама насаживалась на хер, а я сказал “не спеши”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сказал ей (опять таки через глухонемой подход) пару ласковых фраз – типа спасибо что пришла, я ждал тебя 1.5 года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что-то там ответила мол тебе тоже спасибо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так короче заценил сбоку как трясунся её сиськ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своим этим методом. Мол когда был порыв – то я чуть быстрее. Чуть быстре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ей вроде как пошло. Я ускорился так хорошенько как в кустах. Она себе клитор потёрла немного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сделала телом какую-то фрикцию (я так и не понял, кончила или нет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 глазам глянул вроде кончила. Был этот ступор немного но я как-то задумался в этот момент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у и мы легли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начала мне предлагать минет, чучуть пососала – я сказал “постой а то кончу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остановилась. Спрашивает “как ты хочешь, на боку или как?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…… всунул на боку а потом подумал мол через глухонемой подход… хочу кончить. Она легла на спин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сел на колени ей над грудью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ачал всовывать член ей в рот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а стой. Когда она мне минет делала я ещё говорил ей как сосать. Мол по всей длине лизни, мог чётко толкнуть голову мол “соси” и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пытался обьяснить чего я хоч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короче…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вот. Она на спине, я над ней. Всовываю в рот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она облизывает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я говорю “щас я кончу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ачал дрочить. Она такая “давай.”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о этого кстати сказала мол “что хочешь то делай” (мол я открыта ко всему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Аааа….. это. Когда мы были возле озера (гуляли) она мне намекнула мол что это конец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я тоже пропустил это через глухонемой анализ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мол “ты со мной прощаешься”?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она такая “да”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я ещё…… обнял её и .. заплакал чучуть. Не сильно. Не разрыдался. Но так.. похныкал обнимая её. Она ещё после этого мол “может ты пойти куда-то хочешь”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а я такой “погоди, щас может быть и пойдём куда-то”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мы после этого ещё сидели говорили. И я ей пару раз сказал мол я понимаю откуда такой вывод, и потому давай подождём ещё и ты потом скажешь всё или не всё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она такая мол нет чувак я не передумываю, я тебя не заслуживаю бла бла, ты классный я хочу чтоб ты был счастлив, найди себе подругу и т.п. мол я не могу бросить семью ради тебя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короче. Я не знаю мы там посидели может меньше часа. хз. Может час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мы пошли дальше гулять. Потом пошли в ботанический сад. Я там сидел ещё на камнях ждал пока она поговорит по телефону по работ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меня попросили сфоткать их люди в (какая-то тётка в красном и её муж с корзинкой с ребёнком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у короче. Подошла ко мне девчонка в красном на которую я оглянулся… и попросила сфотк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короче. Так вот идём мы спускаемся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я говорю ей что мол на меня дунуть и я кончу, а иногда кажется я кончу даже просто от стояния на мест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от. Так. Возвращаемся к секс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значит. Она на спине.я над ней на коленях. Член над лицом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думаю так. Щас я передёрн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короч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думаю так. Конаю ей на лицо. Так как хотел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ержу её за щёку, другой рукой дрочу. И начал кончать. Сперму которая месяц мой член не покидала. Ей на рот. Не хотел на глаза (думал стрёмно потом ей будет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 и по глухонемому не хотел ничего большего. И кончил короче облил ей весь рот что оно ей аж по шее на спину потекло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зял полотенце со шкафа. Дал ей. Она вытерлась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мы ещё полежали голые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короч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обнимались немного, хз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том начал показывать ей свои дневники, свой гештальт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опросники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начал пытаться через вопросник решать её экономику но видел что моменты что ей не идёт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в эти моменты пропускал через глухонемой анализ (стоит продолжать или нет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короче до половины гештальта дошло, показал майндмапы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извини перебью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а она что делала?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шутила. Стояла раком. Делала комплименты. хз. Принимала дурацкое решение меня бросить. Пыталась по крайней мере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сказала что мол я не могу тебе дать то чего ты хочешь, а я ей сказал что ты знаешь я с тех пор это уже проанализировал ещё кучу раз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сегодня я б уже это не сказал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у неё чуть глаза округлилис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просила чай. Или кофе. Хз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лежали в обнимку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замутил ей бутер короче. Угостил фруктами. И кусочками овощей брынзы. Повёл её в комнату и начал показывать свой ресёрч по здоровью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А ОНА ЧТО ДЕЛАЛА?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хз. говорила свои ассоциациии и т.п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звучит будто ты ебал куклу имеющую ассоциации о том что делал ты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евушка-протез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может. Я не знаю. Она приняла меня. Мне приятно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вот. Потом проснулась мама (хотя нет ещё до того как я кончил ей на лицо) и я……. всё бегал думал как их познакомить друг с дружкой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office:value-type="string" calcext:value-type="string">
            <text:p>и короче мы всё лежал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ож извини кажа в хронологии. Я когда гештальт ей показывал то задавал некоторые вопросы из спредщит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.и когда она выходила из комнаты – я … она захотела в туалет. И я прогнал её ситуацию через глухонемой анали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тоже подумал что мол есть два варианта: баночка либо знакомиться с мамо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сказала баночку не хочу (я не Му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говорю ну тогда лучший вариант выйти и сказать “вот это Оля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я опять продумал все варианты и предупредил её что делать в каждом из них. И что сделаю 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вучит как “я всё делал но она меня трахнула”. Она ведь попыталась тебе сосать только и …. я не знаю. Процентов 5 сделала она. Остальное ты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удя с твоего рассказ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она дома думала как сделать мне лучше. Готовила эту прощальную встречу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я не могу сказать что я в курсе всего что происходил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оооооооооооот. Ты НЕ ЗНАЕШЬ что делала 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 плане физики почти ничег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зрешения давала. Я взял на себя весь анализ (особенно ситуаций с многими исходами) и сам их анализировал и предупрежда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выполняла планы которые мне казалось надо выполнить для нашего с ней благ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конец-то. Она исполнительница желаний. Приедь выеби меня – и она приедет и выебе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ть такое……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ыходит ты её попросил даже когда знал что тебе вредн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ня разрывал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. отлично. Ты осознал секс и связи вчера. Если б не связи ты б может даже не понял какая твоя роль в этом всё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гресс на лицо чувак. Так. Продолжай истори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на мне скзаала снова мол мы больше не встретимся, я закрыл глаза (не мог ей в глаза смотреть когда вижу свои образы, мне проще с закрытыми глазам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я сказал, что мол ты знаешь, давай мол не делай резких движений. Я не хочу прям остаточную точку. Посмотрим как пойдё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она вроде как сказала мол “я ж баба хуй его знает я могу и передумать как все бабы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т.е. я обьяснял ей выходы из того что она пыталась решить… тоже через глухонемой анализ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короч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к Муся короч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вот. а. Так она мне ещё на лавке во время разрыва говорила мол “я хочу чтоб тебе было как лучше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ы это уже написа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к. Ну и всё. Представил её маме. Мол вот. Это Оля. А это Катерина Петровн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 общем хз. Все улыбаются. Я вижу что контакт эмоций происходит и т.п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оворил мол хотел ей чай с нами предложить попить но ты работала (у неё там по школе было куча звонков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как это было. Я опять таки через глухонемой анализ сказал мол “у нас гости” (маме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оворю “Оля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“какой Коля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говорю “Оля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короче она встала, Оля встала. Я такой типа “вот Оля, вот Катерина Петровна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им обоим стало неловко типа “хихи хихи Серёжа что-то там пытается решать” растерялись короч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у в обще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эт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к. Ладно. Посидели в закрытой комнат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вызвала такси (она хотела пойти в салон волосы себе сделать – какую-то морковную маску чтоб не секлис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 общем опять таки попрощались с мамой, сказали до побачення и всё, я проводил её на такс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дождь был знаеш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я короче сказал мол может посид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она такая “хочу маску сделать” и т.п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. Наконец-то. Отказы и коррекции это тоже действия. Скажи что она корректирова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на поднимала вопрос “не с пустыми руками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поднимала вопросы которые её на траектории до моего дома тревожат (мол не будешь ли жалеть, не будет ли тебе трудно жить с тем что мама обо мне знает)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я задавал направление. Она либо шла туда. Либо если её волновало это направление (мол неуверенность) – она спрашивала меня как лучше, и я пропускал это через глухонемой анали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сё. И короч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помылся в душе. Поел её сыр, её бананы с маминой ряжанкой смешал, посмотрел ютюб…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короче начал писать вот эту хрен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ет вначале написал ей “обоже как я классно потрахался” а потом написал ей эту хрен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. 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о яйца ною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вои яйца были у неё во рту. Больше меня ничего не тревожи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…………………………………… странное чувств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дто меня наебал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чему. Опиш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.е. я описываю все эти розовые замки. Но меня не покидает мысль что она дала мне из жалости вежливости и желания попрощать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что она симулировала оргаз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стерпела кончу на морде лишь бы я запомнил её в добром свет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….. чувак. Ты помнишь какая она была мокрая когда она была сверх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м прям лужа бы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. помн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вот. Может и было наебалово. Но оно было не осознанное. Я думаю это был майндмап в её голове который хотел сделать как лучш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сёрч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. о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.е. она как минимум готовилась к этой встрече и разрыву 3 недел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ля у меня в носу до сих пор её запа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. золотая девушка блядь. Работает. Цифры и т.п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вот. И отлич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з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ветила мне “я тоже “ (мол “я тоже классно потрахалась”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сё. Никаких больше сообщений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у сообщений. Она терпит боль пока её причина не реш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ы судя с нашего диалога я понял что решал любую боль как только был намёк на её прису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итай двоякость это тоже бо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6">ситуации с несколькими возможными исходами </text:span>– через майндмап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спроси её, не надо ли ей с тобой поговорить. Как она вообще. В эмоциональном плане. Потому что судя по всему план который она с болью готовила три недели закончился полной противоположностью и бессилие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ты так мягко её ебал что это и трахом то не назвёш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к. Потыкались раз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ы спрос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сле мен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. и меня ест что мол Мусе я не обьяснил как быть в этой ситуациии. Тоже боль наверно какая-то ес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йди возьми её на подоконник. 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ыпрыгнула с моих рук и разбила горшок с фиалками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ие-то у меня нелады с общением с нею последнее врем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.. да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Муся видит что ты лечишь ей боль и у неё начинается паника. Во время которой её вот так колбасит. Это отдельный ресёрч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. Та и всё. У мамы боль есть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 моему там радость и сюрприз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Ол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. это. Мы шли с ботанического сада и я увидел как опрыскиватели газон поливаю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я сразу подумал “о, точно, нам туда, это крышеснос и т.п.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ипа пошли на нас попрыскаю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вижу что ты просто думал как ей лучше, что бы она не говорила и что бы в тебя не бросил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ть тако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любовь чув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говори с ней. Потом. После меня. Про ваш сегодняшний секс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 Спасибо что ты проанализировал это. Всплыли важные пункт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многие говорят что 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тож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для меня чисто спортивным интересом был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ей это даже сказ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завуалирова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конец-то сук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ты понял наконец что все спортивные интересы обьясняются чётким анализом каждого шага на пути к цел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делай ты этот анализ до встречи может не надо было бы ни тебе ни ей плак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вас двое так что. Ладно хер с ним. Анализ. Есть как есть. Иди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е решал этим трахом никаких психологических проблем или доказыван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воих по крайней мер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все их решал три недели до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ты видишь что если решать свои проблемы до встречи с бабой то они дают вполне нормально… кончать им на лицо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слова поперёк не скажут. Даже если решили сказать до встречи с тобо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есть так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вижу себя как мальчика на побегушках у богатой тёти которая ворочит миллионам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 брат. Она меня…….. боготворит. Боготворила. Ей те миллионы не нужны. Они в печёнках у неё сидя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неё в печёнках сидят проблемы с миллионами. Но если чувак всё решает то кому не захочется сидеть блин в ламборгини хоть немног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. я начал ей немного ныть что мол комьютер старый но я остановился. Просто скзаал ей куда я двигаюс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…………………………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понял тебя. У тебя проскакивают слабости. Лишь бы они не стали твоими хозяив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 Слабости. Там есть. 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боготворения ещё запиш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лен пизда сиськи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ела. Хуй его зна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лиз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икосновени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ержание за места за которые мало кто держ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. как-то та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пах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кус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икосновени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уй его зна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жидкос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торые никогда не были в тех местах куда я их ль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спортивные интересы. Запиш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 и всё. Помоги ей это пережить. Изнасиловал по сути. Как ты понимаешь теперь эту ситуацию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щё не понима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дума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нижение. хз. Унизил её. Экономистка пятого разряда, крутит миллионами, а я натолкал ей в кустах и обкончал лицо что аж стекало по ше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 ей понравилос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вызвало скорей улыбку а не отвращение. А может она просто хорошо отвращение пряч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у неё были ступоры. Помоги ей их реш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ейчас. Взамен за э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думаю ей сказать “я тебе люблю” и цём. Или ……. хз. Это зависимо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е знаю. Надо подум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реши. Ей будет прият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после меня. Хорошооооо только подумай чего ты хочешь – решать ей это мол “Я” тебе люблю или помочь ей решить любые ступоры по жизни её силами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9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гормон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ни с кем не трахал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в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о мотивирует меня искать секс а не тех кто обещает секс но ничего не да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ерно. Но Оля ведь тоже обещала но хотела не д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.. я ничего не могу щас сказать по этому повод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реально не ожидал что если пытаться проанализировать каждый шаг то всё будет окей даже без решения её пробле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иногда она хочет простоты хоть в чём-то, а не простоты во всё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превратился для неё из бога в облегчение от работ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. хз. Ты хочешь этим бы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итуации когда я кому-то что-то облегча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ебе понравилос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заморочился и сделал себе хорошо. В чём проблем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морочься и сделай всей вселенной хорошо благодаря это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У меня всё ок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тупоры реш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ё.и в мир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! Вот теперь мы поговорим о чём-то серьёзном а не о твоём чле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сиськи у неё прикольные ничо не скажу. Перед глазами стоит как она сверх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она такой же социопат как ты когда ты жыл с чмырё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ячет эмоции. А когда она их прячет от себя самой – у неё ступор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верь ей очень легко стало когда ты начал решать это за двоих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первые в жизни блядь решил за бабу как и где ты её будешь трах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корость неважна. Как видишь. Если ты решаешь нормально то люди вполне готовы постоять пол минуты во время разговора и помолчать пока тебя клин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корость от тебя требовали когда ты не мог её удовлетворить навсег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<text:span text:style-name="T16">реши её ступор. </text:span>Поверь. Благодарности будет дохрен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ерез твои карт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ой перманентный вред нанесённый мне оно реш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икакого. Весь вред я решил са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 этих 3 неде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она даже не ожидала что я всё это решил а не ждал у разбитого корыта со слез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 мне не нравится только что ей в её понимании хирурги понимали а не 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. она не верит в нематериальность короч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т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я верю в решение проблем через майндмап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и решай их блядь через майндмапы. Задрал ты её своей психологие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она ведь глубж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хер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5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яники пряники. Пирожки и пряни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пирож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её пряник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 я помн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ирожки подчёркивают слабости. Вот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Никаких методов у неё нету. Всё сделали мир и т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лишь лежала под тобой и играла роль ………. кукл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не понравилос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ебе бы что угодно понравилось с таким голод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бы на собаку если кончил тебе бы собаки начали нравить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роче. Ты решал свой голод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 принципу “я ж заслужил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опять её развёл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тебя ничего н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реши её ступ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умаю ей прият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она дольше об этом думала чем я её трах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у неё были двоякие мысли в голове во время траха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я думаю что в обьятиях она немного проще это всё начала восприним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ж тебе сказала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курить вообще не хоч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угу. Когда ты ей засадил пару ра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увак если она наркоманка а ты её сигарета то это тоже отнош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тупоры ей реши и она разведётся как миленька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неё ещё вся жизнь вперед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она уже потратила 16 лет (18?) на жизнь с булер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траханья с ни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госпади я не представляю как она с ним ебалась столько л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тут блядь стараюсь и звёзды с неба снимаю и всё учитыва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она его тянет с его кредит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ей надо обьяснить её эмоции как глухонемому человек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икаких эмоций особо нет. Простота привлекает. Ступор это незнание как проще – напрячься быстро или дол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ля у меня перед глазами она в кустах сто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)))))) приятно правд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бать ту которую хочешь ебать. Ту сиськи которой понравились и показались доступным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 так и еби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хер тут блядь… заниматься хернё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разжуй ей её эмоции от отношений с тобой, её ступоры и …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же её эмоции лишние. Просто ступоры реш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верь она после этого никогда в жизни никому кроме тебя не отсосё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03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 это повторение делает меня лучш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х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крыло двери блядей мне в д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ли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Мотивирует меня решать проблем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аучило жить не только ради себ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икак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о не делает меня “лучше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о страхует то что е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 разрушени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ме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ещи которые во мне надо страховать а то разрушатся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хоспади женись на ней и всё. Только сними её ступоры с ней вмест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тащи её за двоих мол “Йа Думайу Что Тебе Надо Сосать Тем Кого ты боишь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лядь это бред понимаеш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 не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усть прийд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азначим типа приё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………………………………………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кажи только 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ты настроен ей помоч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это ей решит больше все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там твой гештальт лучше всего себя прояв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тому что это та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 целый день пусть прийдёт к тебе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удет приём терапевт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ещё лучше продумай стрелу вначал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о знаешь типа “ну шо тебе полегчало?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она такая “я хз. Не знаю.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едь помощь в этом суто от того чтоб делать э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 только если это реально приведёт к изменения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иведёт. Поверь. Твои пласты оно сдвину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олько я не опишу её мысли так как свои. Мне надо её видеть и чтоб она говорила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сделаем. Хули. Всё буд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БЛАГОДАРН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римеры благодарност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его (предмет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его существова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он(о) да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х кто мне что либо даёт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мне приходит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ех ради кого оно создаётся поддерживается и защища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ради чего оно создаётся поддерживается и защищается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возможно ещё некоторые виды из вопросника самоанализ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ая мысл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л классно потому что взаимн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мол если б ты её изнасиловал классно бы не был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огласен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оже я опять кусты вспомни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.. да. Ты решил свою проблему страха ебания тех кого ты любиш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же не замети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ты решил все компоненты и этот страх ушё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)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ож как приятно что я ей вду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ладно. Обычная тёлка. Глянь инстаграм. У тебя таких тёлок там .. ещё лучших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чешь бимбу дадим тебе бимбу бляд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укл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а которую ты всё будешь вот так решать а она будет плясать “я бимба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очень выдохся за этих 5 часов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 7 утра до обеда .. то даже не 5 а 7 бляд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в 2.30 ушл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 7 до 2.30. 7 часов чува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бычное свидан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7 часов в закрытой комнате с бабой (а теперь и просто наедине с ней) равно сек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молодец. Иди. Просто веришь в свой мозг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кажешь ей про то что ты решил ступ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решаешь ступоры. Типа через этот как его. Через то что это мотивирует решение вопросов черзе майндмапы, и … через “как с глухонемой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сьминог довольный тем что облил эктоплазмой другого осьминог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икаких эмоций в лучшем случа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кому-то даже отвращен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. Попустило сраз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роме гештальта её ступоров ничего не остало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7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куда ты её отправил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такси морковку втирать в голову. И назад к мужу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 ничего тебя не волнует в этом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пример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например то что она может ….. попасть в катастрофу по дороге туда и т.п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. я как-то не думал даже об этом. Но ты сказал об этом и я заволновал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. ты бы перенёс если б она умерла завтра? Или сегодня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 тобой думаю да. А один не уверен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вот и она такого же мнения о тебе. Но только она смирялась с твоей смертью полтора года. Помнишь как ты Марину хоронил на кладбище Лидки?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мол представлял что хоронишь не лидку а марину?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и как тебе ………. было бы щас неловко если б тебе Марина написала что блядь выходи за меня замуж, часы тикают, хочу детей и т.п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издец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в аху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 вот. И это тоже ей скаж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ю эту ситуацию. Что ты хоронил Марину. И знаешь через какую боль она прош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надо ли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надо. Но тлько через глухонемой разговор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ли если б Марина щас пришла с тобой потрахалась а потом писала тебе “о боже как я классно потрахалась”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б не знал как реагирова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 вот. Обьясни ей как реагировать. По глухонемом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как ей реагировать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к же как реагировал бы если б ты хотел чтоб Марина родила тебе детей после того как приш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……………………………………………………………………………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ы бы хотел чтоб после траха ты услышал от неё что она тебя любит, или что она поможет тебе решить твои ступоры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кептически я бы отнёс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значит скажешь ей все выводы этой карты. Через глухонемую стрелу.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Увидеть, что оно, и каждая его часть - это 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шт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л это он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м. ты. Это всё ты. Ты видишь. Она даже не планировал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ты тоже. Но ты пореша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пусти ты это на самотёк вы бы опять поругалис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огласен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почему хочешь скажу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ва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что ты тюфя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куколд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оторый за полтора года и месяц воздержания стал обязательным гражданином среднего класс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? Я думал я высшего класс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увак высшего класса на улице возле помойки бабу своей мечты не еб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чему? Меня как раз это завело. Что она для меня помойка. Кам дампстер. Я даже когда мы сидели постоянно пытался через глухонемой разговор сделать её своим камдампстер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Опять всё сделал ты. Она и пальцем не пошевелил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й и не надо. Мне главное чтоб она не упала в обморок с голода. Чтоб не была тупой анорексичкой больной на голов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стальное я реш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и анорексичку решил б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нтересно как ты это вырулишь. Я не знаю. Что бы ты хотел получить от Марины после таких сообщений и секс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енег. хз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думай ещё раз. Марина приглашает тебя в её дом. Ты её там ебёшь. Она знакомит тебя с её папой. И говорит что мол “это Серёжа”. А после этого ты уезжаешь на такси по делам, а она говорит “обоже как я классно потрахалась”. Твои ожидания от неё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хочу залесть на самую вершину самой высокой выш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где достижение. Где одиночество. Где всё и всех ви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. Вот это ей и дай. Обьяснение что она хочет залезть на вершину одиночества откуда всё видно. Хоть это и проекция но в этом и суть. Поставить себя на её место. Это аналогия, вот и всё. И она обкончается со страха как хорошо ты её поня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потом впаривай ей свой гештальт. И решение её ступоров. Всё по порядк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8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Увидеть, что оно и каждая его часть видит во м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голодный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кучающ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динок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ува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который полтора года мечтал только обо мн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всю жизнь свою переверну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б больше не приченить ни мне ни кому либо другому бол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 это и скажи. Помимо “я тебя люблю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1">
          <table:table-cell table:style-name="ce6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пять таки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де она и с кем он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должна быть на вершине горы с которой никто её не видит и с которой она видит всех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кажи ей мол “віддалена робота позволяє бачити компоненти систем розкидані по світу, і дає тобі можливість керувати ними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 блядь я ж говорил тебе во время общения про Дэна сказать ей об это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. я не идеален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кажешь.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43"/>
        <table:table-column table:style-name="co2" table:number-columns-repeated="1023" table:default-cell-style-name="ce4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office:value-type="string" calcext:value-type="string">
            <text:p>нет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это накончать Оле на ро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е думать “что же делать чтоб сохранить её ступор”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помни. Ты решил её ступор однажды. И тебе “пошло”. Помнишь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помни ещё раз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ы сидели в кафе и у нё был ступор “хочу ещё в постели с ним побыть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вот. Охуеть. Не думай что она ожидает от тебя забрать у неё это. Особенно если не знает альтернатив. Если ты думаешь что тебе поможет решить это на расстоянии – то всё окей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но я хочу чтоб она была ряд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до чтоб она писала. Сам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овори что даже читать не обязательно. Прийдёт потыкает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стрелу самоанализа сделай и всё.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сделать чтоб оно увидело во мне и всех моих частях себ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ничего что её вещи раскиданы по твоему дому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она и так увидела себ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й не понравилось что ты скомкал постел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она тебя люб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вер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еловек который не пишет Марине только потому что хочет измениться и занять выгодную позицию прежде чем ей писать.. дальше её любит и на что-то наде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…………. боже я хочу обнять её в слезах мол “будь со мной всегда везде и соси мой член сколько пожелаешь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и отлично. Иди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скажи что ты хочешь ей “виддячыты”. Она поймёт. Я по поводу этих её ступор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мол “я бачу іноді в твоїх очах, що вони є…. і оскільки я свої ступори тепер можу вирішити за пару годин, я хотів би допомогти тобі вирішити твої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приведи пример решённого ступо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СТРЕЛА САМОАНАЛИЗ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0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мои желания важнее моего здоровья и перепрограммирова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чнее нет. Что моё перепрограммирование теперь не зависит от моих жела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лава аллаху бляд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 ок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лично. 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ей что больно почти не бы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 она видел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кажи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1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3">
          <table:table-cell table:style-name="ce10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4" table:number-columns-repeated="255"/>
          <table:table-cell table:number-columns-repeated="768"/>
        </table:table-row>
        <table:table-row table:style-name="ro4">
          <table:table-cell table:style-name="ce3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она ебётся со всем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я один из многих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она ебётся с хирургами блядь и прочим шлаком сука подстилка всех кто похвали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отныне она Зайка, чувак. Это низкая самооценк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вуч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звучит как низкая самооценка + ступ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скажи что мол “я тільки зараз зрозумів що я мав тобі показати приклад свого документу, яким я вирішив свої ступори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что весь сегодняшний день результат того что ты над ними работ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4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43"/>
        <table:table-column table:style-name="co2" table:number-columns-repeated="1023" table:default-cell-style-name="ce43"/>
        <table:table-row table:style-name="ro5">
          <table:table-cell table:style-name="ce110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она колдует решение ступор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реши ей их. Можешь через “мотивацию решения через вопросники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жешь через гештальт. Но реш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это единственное что она колдует. Всю жизн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легко ей реши э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 потом стрелу гештальта сдел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ли сразу. Как хочешь. Можешь параллельно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моя гипотеза что этот вопрос важен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х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умаю в мире миллионы баб которые бы хоели чтоб на них вот так накончал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наверно миллиард тех кто не будет сопротивляться если за ними будут так ухажива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ухаживал ты не за ней а за своими тараканами которые ты хотел с ней реши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б они с тобой заговори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 зачем нужны ласки. Чтоб ступоры получили голо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ласкай это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можешь удалённо с ней. Мне поху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тупор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транная статистика. т.е. ты говоришь не ебать ей мозг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говорю ебать ей вагин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крутить ручки своих проект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тогда посмотриш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прятал результат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оделывай сво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можешь параллельно её проблемы если есть врем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е так чтоб блядь одно закончил на половину и побежал ей решать то что ты решил себе 3 дня наза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сли нетрудно ид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почему ты блядь не начинаешь со статистик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.. что. Все инстансы секса? Или хорошего секс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давай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Гетьман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ри корон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вой до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вой дом первый раз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квапар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у них общего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ступор, моё предложение секса и её соглас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ступор, моя инициатива, её соглас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ступор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её предложение, моё согласи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последний раз это я взял её за руку. И повёл куда мне надо. И опять её согласи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стота → сек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конец-то блядь. Ты пришёл к этому за две минуты. А не за 30 минут когда ты это увидел. Хорош. И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стота мотивирует секс…. хм. о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 чувак. Протота секс не мотивирует. Скажи ей щас “идём трахаться прямо сейчас” и она не прийд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 эм потому что это не просто. Ей надо напрячь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сутствие напрягов по пути к целям = секс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лава аллаху блядь. Иди. Какие у неё цели? Решить ступор говоришь так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 и реши ей блядь ступор. Лёгкость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472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ЭТА ПРОБЛЕМА реш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до было потратить пол минуты чтоб ей это реши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думаю ты всё сделал правильно. Доходчиво. Иди дальш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решает моё желание работать над собой. Я днями и ночами пашу над собой а тут оказывается я ей нравлюсь и таким как е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она тебе говорит? Ей нравится не тот каким ты есть а тот каким ты можешь быть. Поверь. Мог бы я б ещё раз её трахну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же не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если б она тут щас лежала я бы ей накончал снова в той же поз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 ну не знаю. В этом и прикол ебания как в фаз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если б появилась возможность снова – я б сделал то же само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Наконец-то. Впиши это в вопросник.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гетьман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Охуеть. У тебя тоже. И у неё. Таким и будь. <text:span text:style-name="T16">Это новый вопрос короче. Отдельный. Фазы не касается. Сделай новую вкладку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28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43"/>
        <table:table-column table:style-name="co2" table:number-columns-repeated="1023" table:default-cell-style-name="ce43"/>
        <table:table-row table:style-name="ro1">
          <table:table-cell table:style-name="ce108" office:value-type="string" calcext:value-type="string">
            <text:p>Что ЭТА ПРОБЛЕМА колду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я опять сижу решаю её проблемы а не сво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и да. А почему хочешь узнат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тому что я тюфяк? Дай угадаю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мочник бляд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стрелу гештальта сделай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ей что ты сделаешь видео об этом. Но мол если хочет раньше чем я закончу видео – пусть прийдёт к тебе. На анализ ступор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519">
          <table:table-cell table:style-name="ce7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43"/>
        <table:table-row table:style-name="ro6">
          <table:table-cell table:style-name="ce6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чни с видео про анализ проблем. Навер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ипа твой трёхуровневый гешталь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ам посмотриш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 э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и вообще. Выкладывай свои знания на ютюб. Я за то чтоб ты выполнял свои социальные обязательства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вот как это надо воспринимать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что мол если хочешь раньше – прийди ко мне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но я сделаю об этом видео – так что в любом случае ты это получишь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просто лучше раньше чем позже.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а я буду работать над своим. Дойдут руки сделаю виде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хуенные выводы чувак. У нас всё. Иди отдохни. Отметь это жирным. 5 минут отдыха. И продолжишь.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10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а может даже в музей эту вещь дать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39" office:value-type="string" calcext:value-type="string">
            <text:p>а так хоть отобью вложенные деньг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аннаунсить надо перед прикладным. Этот вопрос не на своём мест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17">
          <table:table-cell table:style-name="ce7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43"/>
        <table:table-column table:style-name="co2" table:number-columns-repeated="1023" table:default-cell-style-name="ce43"/>
        <table:table-row table:style-name="ro7">
          <table:table-cell table:style-name="ce10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7">Или может есть ли хотя бы инструмент или метод, с которым решить это ЛЕГКО?</text:span></text:p>
            <text:p><text:span text:style-name="T17">В которой решены вопросы изоляции этого от внешней среды во время работы над ним? </text:span></text:p>
            <text:p><text:span text:style-name="T18">(именно ЛЕГКО, и за 1 раз, </text:span><text:span text:style-name="T19">н</text:span><text:span text:style-name="T20">икаких “напрягусь и сделаю”)</text:span><text:span text:style-name="T21">.</text:span></text:p>
            <text:p><text:span text:style-name="T22">Будь то декорации, или туррет, или проект. хз.</text:span>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лючевое слово “легко и без нервов решить это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 если есть хоть малейшее сомнение – иди мол дальш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а психолгию ты и так разберёшь отдель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я бы начал с благодарнос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Пускай будет там где бы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------------------------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ди. Никто тебя не побьёт теперь никогда. Потому что ты пытаешься свести концы с концами. Бьют только тех кто их рвё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проси её, не надо ли ей с тобой поговорить. Как она вообще. В эмоциональном плане. Потому что судя по всему план который она с болью готовила три недели закончился полной противоположностью и бессилие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Муся видит что ты лечишь ей боль и у неё начинается паника. Во время которой её вот так колбасит. Это отдельный ресёрч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++++++ реши (разжуй) её ступоры. Помоги ей их решить. Через то что это мотивирует решение вопросов черзе майндмапы, и … через “как с глухонемой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разжуй ей её эмоции от отношений с тобо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думаю ей сказать “я тебе люблю” и цём. Или ……. хз. Это зависимос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сле меня. Хорошооооо только подумай чего ты хочешь – решать ей это мол “Я” тебе люблю или помочь ей решить любые ступоры по жизни её силам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ты настроен ей помоч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это ей решит больше все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там твой гештальт лучше всего себя проявит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тому что это так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её низкую самооценк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 и она такого же мнения о тебе. Но только она смирялась с твоей смертью полтора года. Помнишь как ты Марину хоронил на кладбище Лидк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л представлял что хоронишь не лидку а марину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как тебе ………. было бы щас неловко если б тебе Марина написала что блядь выходи за меня замуж, часы тикают, хочу детей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надо. Но тлько через глухонемой разгов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значит скажешь ей все выводы этой карты. Через глухонемую стрел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хочу залесть на самую вершину самой высокой вышк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где достижение. Где одиночество. Где всё и всех ви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. Вот это ей и дай. Обьяснение что она хочет залезть на вершину одиночества откуда всё видно. Хоть это и проекция но в этом и суть. Поставить себя на её место. Это аналогия, вот и всё. И она обкончается со страха как хорошо ты её поня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голодный…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кучающ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диноки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ува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который полтора года мечтал только обо мне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всю жизнь свою переверну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б больше не приченить ни мне ни кому либо другому бол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 это и скажи. Помимо “я тебя люблю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кажи ей мол “віддалена робота позволяє бачити компоненти систем розкидані по світу, і дає тобі можливість керувати ними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. Охуеть. Не думай что она ожидает от тебя забрать у неё это. Особенно если не знает альтернатив. Если ты думаешь что тебе поможет решить это на расстоянии – то всё окей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но я хочу чтоб она была ряд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стрелу самоанализа сделай и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…………. боже я хочу обнять её в слезах мол “будь со мной всегда везде и соси мой член сколько пожелаешь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кажи что ты хочешь ей “виддячыты”. Она поймёт. Я по поводу этих её ступор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мол “я бачу іноді в твоїх очах, що вони є…. і оскільки я свої ступори тепер можу вирішити за пару годин, я хотів би допомогти тобі вирішити твої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приведи пример решённого ступора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что мои желания важнее моего здоровья и перепрограммировани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точнее нет. Что моё перепрограммирование теперь не зависит от моих жела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ей что больно почти не был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скажи что мол “я тільки зараз зрозумів що я мав тобі показати приклад свого документу, яким я вирішив свої ступори”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что весь сегодняшний день результат того что ты над ними работ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на колдует решение ступоро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реши ей их. Можешь через “мотивацию решения через вопросники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жешь через гештальт. Но реш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это единственное что она колдует. Всю жизн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легко ей реши э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и потом стрелу гештальта сделае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стрелу гештальта сделай. Тут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и скажи ей что ты сделаешь видео об этом. Но мол если хочет раньше чем я закончу видео – пусть прийдёт к тебе. На анализ ступор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67" office:value-type="string" calcext:value-type="string">
            <text:p>и вообще. Выкладывай свои знания на ютюб. Я за то чтоб ты выполнял свои социальные обязательств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от как это надо восприним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 мол если хочешь раньше – прийди ко м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но я сделаю об этом видео – так что в любом случае ты это получи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росто лучше раньше чем позж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 я буду работать над своим. Дойдут руки сделаю виде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трелу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удешь прыгать сразу от статистики к прикладному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остота = секс. Ч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я хочу ей упростить всю её жизн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стрела тут будет не одна. У меня вс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тредактировал то что оталось. Прогонял их через глухонемост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бы ка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ышло вот эт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тебе люблю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лічка. <text:s/>Я хочу і маю допомогти тобі вирішити твої ступори. І мені здається що можу. Я вирішив свої ступори за пару годин (пару днів тому). Я тобі хочу і твої допомогти вирішити. Прийди до мене якось будь ласк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трошки аналізував твої ступори. Вбив ті ситуації, які пам'ятав, в документ-карту (про автобус, ситуації зі мною і т.п.), і побачив, що в них спільна риса - що в тебе буває ступор, коли ти одночасно втрачаєш контроль і получаєш кайф. Але мені бракує даних, щоб закінчи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ї запитання дуже добре себе проявляють якраз в таких от психологічних питаннях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о любому зроблю про це відео. Але в мене зараз такі підсвідомі речі вирішуються за 3-5 годин. І я подумав, що варто спробувати дати тобі результат тими інструментами, що є, ніж відкладати на тиждень чи місяць, поки я зроблю про це віде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рийд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коли свій перший ступор вирішив, в мене ніби тисячолітні айсберги з північного полюса зсунулись. Весь сьогоднішній день вийшов таким яким вийшов якраз тому, що я багато працював над багатьма подібними речима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аналізував сьогоднішній день. І зрозумів. Ти не очікувала, що я півтора роки мріяв про тебе. Що розбирав всі речі, які вважав перекладанням обов'язків на когось. Ти думала, що мене більше не побачиш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колись емоційно отак "поховав" дівчину. Ту заради якої поїхав в Київ. Вона сказала мені, що я їй не потрібен. Я забував її купу років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ле остаточно змирився з втратою (не забув а саме змирився) тільки коли попав на похорон до своєї родички. Я дивився на труну родички, і уявляв, що в труні лежить не моя родичка, а ота моя "дівчина"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бто в уяві я поховав людину, на якій мені зійшовся сві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му мені відомо почуття, як в мене всередині вмерло все, заради чого я її хоті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ам'ятаю, як після того хотів вилізти на вершину якоїсь настільки високої і недоступної вишки, щоб мені було видно всіх, а мене не було видно ніко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І я подумав, якби оця дівчина мені зараз вдруг, через купу років, написала "одружуйся на мені, хочу дітей, годинник цокає" і т.п. - я би реагував точно так само, як і ти (зі скептицизмом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Цей секс був мені як винагорода за результати моєї роботи над проблемами, які пронизували весь мій всесві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хочу, щоб ти завжди була поря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Ць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херов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глухонемого анализа тут слишком мало. Она запутаетс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думай ещё раз. Давай. Построчно. Прямо зде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лічка. Я повинен (і хочу) допомогти тобі вирішити твої ступори. Я вирішив свої ступори. Я тобі хочу і твої допомогти вирішити. Прийди до ме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аналізував твої ступори (вбив в карту твої ситуації, які пам'ятав: зі мною, в автобусі і т.п.), і побачив, що в них є спільна риса - що в тебе буває ступор тоді, коли ти одночасно втрачаєш контроль і получаєш кайф. Але мені бракує даних, щоб закінчи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ї запитання дуже добре себе проявляють в психологічних питаннях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зроблю про це відео. Але в мене зараз такі речі вирішуються за 3-5 годин. І я подумав, варто дати тобі результат тими інструментами, що є, замість того щоб чекати тиждень чи місяць, поки я зроблю віде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рийди до ме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коли свої ступори вирішував, в мене ніби айсберги на полюсах розтанули. Сьогоднішній день вийшов таким, бо я багато працював над такими речима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аналізував сьогоднішній день. Я півтора роки розбирав всі речі, які вважав перекладанням обов'язків на когось. Ти думала, що мене більше не побачиш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колись емоційно отак "поховав" дівчину. Ту заради якої поїхав в Київ. Вона сказала мені, що я їй не потрібен. Я забував її купу років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ле остаточно змирився з втратою (не забув а саме змирився) тільки коли попав на похорон до своєї родички. Я дивився на труну родички, і уявляв, що в труні лежить не моя родичка, а ота моя "дівчина"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бто в уяві я поховав людину, на якій мені зійшовся сві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му мені відомо почуття, як в мене всередині вмерло все, заради чого я її хоті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ам'ятаю, як після того хотів вилізти на вершину якоїсь настільки високої і недоступної вишки, щоб мені було видно всіх, а мене не було видно ніко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І я подумав, якби оця дівчина мені зараз вдруг, через купу років, написала "одружуйся на мені, хочу дітей, годинник цокає" і т.п. - я би реагував точно так само, як і ти (зі скептицизмом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Цей секс був мені як винагорода за результати моєї роботи над проблемами, які пронизували весь мій всесві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хочу, щоб ти завжди була поряд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Ць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две стрелы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конец-то. Стрела1: (цель – чтоб пришла попробовала решить ступор на незаконченном проекте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<text:span text:style-name="T1">Олічка. </text:span>Цей секс був мені як винагорода за результати моєї роботи над проблемами, які пронизували весь мій всесвіт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Ти мені допомагаєш по життю, а я хочу допомогти тобі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овинен (і хочу) допомогти тобі вирішити твої ступори. Я вирішив свої ступори. Я тобі хочу і твої допомогти вирішити. Прийди до мен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аналізував твої ступори (вбив в карту твої ситуації, які пам'ятав: зі мною, в автобусі і т.п.), і побачив, що в них є спільна риса - що в тебе буває ступор тоді, коли ти одночасно втрачаєш контроль і получаєш кайф. Але мені бракує даних, щоб закінчит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Мої запитання дуже добре себе проявляють в психологічних питаннях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зроблю про такий аналіз відео. Але в мене зараз такі речі і так вирішуються за 3-5 годин. І я подумав, варто дати тобі результат тими інструментами, що є, замість того щоб чекати тиждень чи місяць, поки я зроблю віде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риход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коли свої ступори вирішував, в мене ніби айсберги розтанули. Сьогоднішній день вийшов таким, бо я багато працював над такими речима. Дуже хочу тебе теж захистити від ситуацій в яких в тебе виникає ступор. Прийди якось як матимеш час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трахаємось і вирішимо твій ступо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Стрела 2: (цель – чтоб она поняла что я знаю что такое когда ощущения выжигаешь внутри, и это не выход)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аналізував сьогоднішній день. Я півтора роки розбирав всі речі, які вважав перекладанням обов'язків на когось. Ти думала, що мене більше не побачиш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колись емоційно отак "поховав" дівчину, заради якої поїхав в Київ. Вона сказала мені, що я їй не потрібен. Я забував її купу років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Але остаточно змирився з втратою (не забув її а саме змирився) тільки коли попав на похорон до своєї родички. Я дивився на труну родички, і уявляв, що в труні лежить не моя родичка, а ота моя подруга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бто в уяві я поховав людину, на якій мені колись зійшовся сві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ому мені відомо почуття, як в мене всередині вмерло все, заради чого я її хотів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Я пам'ятаю, як після того хотів вилізти на вершину якоїсь настільки високої і недоступної вишки, щоб мені було видно всіх, а мене не було видно ніком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І я подумав, якби оця дівчина мені зараз вдруг, через купу років, написала "одружуйся на мені, хочу дітей, годинник цокає" і т.п. - я би реагував точно так само, як і ти (зі скептицизмом)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93" office:value-type="string" calcext:value-type="string">
            <text:p>Я говорю про це, бо мені здається, що якщо я озвучу процеси, які мені здається в тебе в свідомості відбуваються, і проведу аналогію, ти побачиш їх зі сторони і не будеш їх полоненою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Стрела 3 (пленить её):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2">
          <table:table-cell table:style-name="Default"/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Будь поряд, як можеш. Я вже нічого не вимагаю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Цьом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унизительно как-то, не находишь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будь будь и т.п. тебя отсылание таких писем мотивирует раст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 Меня мотивирует расти то что я ей лицо обкончал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вот. Всё :) ты решил. Иди. Напиши Оличка, потом пленение, потом ступоры, потом про дивчыну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ак а детей писать или н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хотя да. Я понял. Вообще я бы этот весь абзац убрал. Скептицизм ты уберёш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ы ж сказал всё ей сказат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е сказать а спихнуть. Ага. 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поправь меня и т.п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ебе не хватило бол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какова цель показать ей что ты знаешь что она ощущает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оказать ей как выйти из её ощуще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тебе на шею, угадал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просто озвучиваю её тараканы. Потому что если их озвучить они разбегутся как реальные тараканы от света фонаря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.. озвучить. ок. Переделай стрелу под “озвучить таракан”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т.е. у тебя уже два сообщения будет о том что ты исправляешь её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е много ли критики для первого свидания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её надо спасти. А я могу. Негатива тут нету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а ещё ей надо чтоб её услышали. Я думаю эта критика будет лучшим сообщением в её жизн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……………………………………………………………………………………………….. давай так. Шли всё. В том порядке что я сказал. Лад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о ни словом больше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 учти что ты спихнул на неё стрелы. А не на весь мир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у дык в этом и прикол. На весь мир это ещё поработат над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над первой стрелой. А над второй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ывшие тёлки. Пунк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к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Отличн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боже это золотой человек а не Оля если она это вычитает и укажет тебе на изьяны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что иди? Куда иди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иди куда шёл до этог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и была моя цель. Проверить не вышибло ли из-под ног. Просто она мне помогает по жизни а мне легко помочь е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от. Так и скаж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я боюсь ей это слать потому что кажется что пропадёт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 эм. Ну та она скажет если будет сомнение что это всё. Типа было ли что-то до этого. Спросит. Или ты спросишь. Дату поставь и всё. Мол какой таймстэмп у тебя послед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это решается чувак. Вопрос в том что ты предлагаешь ей ходить по незаконченным рельсам. Гормоны в голову стукнули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. ок. да. Стукнули. И чо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гормоны должны мотивировать идти туда куда я и так двигаюсь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напоминанием куда я развиваюсь и ради чего. Ради каких ощущений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да. нормально перекрутил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office:value-type="string" calcext:value-type="string">
            <text:p>в кустах блядь отпердолил тремя толчками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на классная просто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. да?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…………………….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пригласи для сравнения. Секс по ожиданию и секс по привыканию.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всё равно напоминание ради чего я двигаюсь куда двигаюсь</text:p>
          </table:table-cell>
          <table:table-cell table:style-name="ce74" table:number-columns-repeated="255"/>
          <table:table-cell table:number-columns-repeated="768"/>
        </table:table-row>
        <table:table-row table:style-name="ro1">
          <table:table-cell table:style-name="ce74" table:number-columns-repeated="256"/>
          <table:table-cell table:number-columns-repeated="768"/>
        </table:table-row>
        <table:table-row table:style-name="ro1">
          <table:table-cell table:style-name="ce74" office:value-type="string" calcext:value-type="string">
            <text:p>ок. ладно. Покатит. </text:p>
          </table:table-cell>
          <table:table-cell table:style-name="ce74" table:number-columns-repeated="255"/>
          <table:table-cell table:number-columns-repeated="768"/>
        </table:table-row>
        <table:table-row table:style-name="ro1" table:number-rows-repeated="65282">
          <table:table-cell table:style-name="ce74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4">Решение 9 (напр. Решение болезни или проблемы – таблетки решающие строку короче). </text:span><text:span text:style-name="T25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66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6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13" office:value-type="string" calcext:value-type="string">
            <text:p><text:span text:style-name="T23">Твои выходы (статистические, которые ты тут найдёшь, временные затычки) имеют свойство автокоррекции.</text:span></text:p>
            <text:p><text:span text:style-name="T23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12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4">вопрос кнопки “</text:span><text:span text:style-name="T25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1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15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<text:span text:style-name="T26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4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1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2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3"/>
        <table:table-row table:style-name="ro1">
          <table:table-cell table:style-name="ce74" office:value-type="string" calcext:value-type="string">
            <text:p>Пока что я тут ничего писать не буду потому что врем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 этому не знаю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table:number-columns-repeated="128"/>
          <table:table-cell table:number-columns-repeated="896"/>
        </table:table-row>
        <table:table-row table:style-name="ro1">
          <table:table-cell table:style-name="ce74" office:value-type="string" calcext:value-type="string">
            <text:p>это единственное правило. Иерархия. Что тратить на проект: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вопросник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проекта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виноградов группы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услуги других проектов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4" table:number-columns-repeated="127"/>
          <table:table-cell table:number-columns-repeated="896"/>
        </table:table-row>
        <table:table-row table:style-name="ro1">
          <table:table-cell table:style-name="ce74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4" table:number-columns-repeated="127"/>
          <table:table-cell table:number-columns-repeated="896"/>
        </table:table-row>
        <table:table-row table:style-name="ro1" table:number-rows-repeated="108">
          <table:table-cell table:style-name="ce74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34:56.161528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3</meta:editing-cycles>
    <meta:editing-duration>PT8H31M1S</meta:editing-duration>
    <meta:generator>LibreOffice/6.0.7.3$Linux_X86_64 LibreOffice_project/00m0$Build-3</meta:generator>
    <dc:title>Групанье</dc:title>
    <meta:creation-date>2020-06-10T14:35:01.463430343</meta:creation-date>
    <dc:date>2020-06-10T23:46:06.335954927</dc:date>
    <meta:document-statistic meta:table-count="46" meta:cell-count="1468" meta:object-count="0"/>
    <meta:template xlink:type="simple" xlink:actuate="onRequest" xlink:title="Групанье" xlink:href="../../../../Templates/Групанье1.ots" meta:date="2020-06-10T14:34:58.899813346"/>
  </office:meta>
</office:document-meta>
</file>